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418" officeooo:paragraph-rsid="0002f41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an Pe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49:16.072006988</meta:creation-date>
    <dc:date>2017-11-11T18:49:50.889442569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6.2$Linux_X86_64 LibreOffice_project/10m0$Build-2</meta:generator>
  </office:meta>
</office:document-meta>
</file>